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7.604cm" fo:margin-left="0cm" table:align="left"/>
    </style:style>
    <style:style style:name="Tabela3.A" style:family="table-column">
      <style:table-column-properties style:column-width="17.604cm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17.59cm" style:rel-column-width="65535*"/>
    </style:style>
    <style:style style:name="Tabela4.A1" style:family="table-cell">
      <style:table-cell-properties fo:padding="0.097cm" fo:border="none"/>
    </style:style>
    <style:style style:name="Tabela5" style:family="table">
      <style:table-properties style:width="17.604cm" fo:margin-left="0cm" table:align="left"/>
    </style:style>
    <style:style style:name="Tabela5.A" style:family="table-column">
      <style:table-column-properties style:column-width="17.604cm"/>
    </style:style>
    <style:style style:name="Tabela5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officeooo:rsid="000d5c30" officeooo:paragraph-rsid="000d5c30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d5c30" officeooo:paragraph-rsid="000d5c30" style:font-size-asian="12pt" style:font-size-complex="12pt"/>
    </style:style>
    <style:style style:name="P3" style:family="paragraph" style:parent-style-name="Standard">
      <style:text-properties officeooo:paragraph-rsid="000d5c30"/>
    </style:style>
    <style:style style:name="P4" style:family="paragraph" style:parent-style-name="Standard">
      <style:text-properties officeooo:paragraph-rsid="0010246e"/>
    </style:style>
    <style:style style:name="P5" style:family="paragraph" style:parent-style-name="Standard">
      <style:text-properties officeooo:rsid="0010246e" officeooo:paragraph-rsid="00120757"/>
    </style:style>
    <style:style style:name="P6" style:family="paragraph" style:parent-style-name="Standard">
      <style:text-properties officeooo:paragraph-rsid="00120757"/>
    </style:style>
    <style:style style:name="P7" style:family="paragraph" style:parent-style-name="Standard">
      <style:text-properties officeooo:rsid="00120757" officeooo:paragraph-rsid="00120757"/>
    </style:style>
    <style:style style:name="P8" style:family="paragraph" style:parent-style-name="Standard">
      <style:text-properties officeooo:paragraph-rsid="001414a2"/>
    </style:style>
    <style:style style:name="P9" style:family="paragraph" style:parent-style-name="Standard">
      <style:text-properties officeooo:paragraph-rsid="0015d6ae"/>
    </style:style>
    <style:style style:name="P10" style:family="paragraph" style:parent-style-name="Standard">
      <style:text-properties fo:color="#000000" officeooo:paragraph-rsid="0015d6ae"/>
    </style:style>
    <style:style style:name="P11" style:family="paragraph" style:parent-style-name="Standard">
      <style:text-properties fo:color="#000000" officeooo:paragraph-rsid="0010246e"/>
    </style:style>
    <style:style style:name="P12" style:family="paragraph" style:parent-style-name="Standard">
      <style:text-properties fo:color="#000000" officeooo:paragraph-rsid="0017ac96"/>
    </style:style>
    <style:style style:name="P13" style:family="paragraph" style:parent-style-name="Standard">
      <style:text-properties fo:color="#000000" officeooo:rsid="0017ac96" officeooo:paragraph-rsid="0017ac96"/>
    </style:style>
    <style:style style:name="P14" style:family="paragraph" style:parent-style-name="Standard">
      <style:text-properties officeooo:paragraph-rsid="0017ac96"/>
    </style:style>
    <style:style style:name="P15" style:family="paragraph" style:parent-style-name="Standard">
      <style:text-properties officeooo:rsid="0017ac96" officeooo:paragraph-rsid="0017ac96"/>
    </style:style>
    <style:style style:name="P16" style:family="paragraph" style:parent-style-name="Standard">
      <style:text-properties officeooo:paragraph-rsid="0010246e"/>
    </style:style>
    <style:style style:name="P17" style:family="paragraph" style:parent-style-name="Standard">
      <style:text-properties officeooo:paragraph-rsid="00120757"/>
    </style:style>
    <style:style style:name="P18" style:family="paragraph" style:parent-style-name="Standard">
      <style:text-properties officeooo:rsid="00192b24" officeooo:paragraph-rsid="00192b24"/>
    </style:style>
    <style:style style:name="P19" style:family="paragraph" style:parent-style-name="Standard">
      <style:text-properties officeooo:paragraph-rsid="0019cd73"/>
    </style:style>
    <style:style style:name="T1" style:family="text">
      <style:text-properties fo:color="#3465a4"/>
    </style:style>
    <style:style style:name="T2" style:family="text">
      <style:text-properties fo:color="#3465a4" officeooo:rsid="0010246e"/>
    </style:style>
    <style:style style:name="T3" style:family="text">
      <style:text-properties officeooo:rsid="000d5c30"/>
    </style:style>
    <style:style style:name="T4" style:family="text">
      <style:text-properties officeooo:rsid="0010246e"/>
    </style:style>
    <style:style style:name="T5" style:family="text">
      <style:text-properties officeooo:rsid="0010246e" fo:background-color="#fff200" loext:char-shading-value="0"/>
    </style:style>
    <style:style style:name="T6" style:family="text">
      <style:text-properties officeooo:rsid="00120757" fo:background-color="#fff200" loext:char-shading-value="0"/>
    </style:style>
    <style:style style:name="T7" style:family="text">
      <style:text-properties officeooo:rsid="0012075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0246e" style:font-style-asian="italic" style:font-style-complex="italic"/>
    </style:style>
    <style:style style:name="T10" style:family="text">
      <style:text-properties fo:font-style="italic" officeooo:rsid="00120757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0246e" style:font-style-asian="normal" style:font-style-complex="normal"/>
    </style:style>
    <style:style style:name="T13" style:family="text">
      <style:text-properties fo:font-style="normal" officeooo:rsid="00120757" style:font-style-asian="normal" style:font-style-complex="normal"/>
    </style:style>
    <style:style style:name="T14" style:family="text">
      <style:text-properties officeooo:rsid="001414a2"/>
    </style:style>
    <style:style style:name="T15" style:family="text">
      <style:text-properties officeooo:rsid="0015d6ae"/>
    </style:style>
    <style:style style:name="T16" style:family="text">
      <style:text-properties officeooo:rsid="0017ac96"/>
    </style:style>
    <style:style style:name="T17" style:family="text">
      <style:text-properties fo:color="#000000"/>
    </style:style>
    <style:style style:name="T18" style:family="text">
      <style:text-properties fo:color="#000000" officeooo:rsid="0017ac96"/>
    </style:style>
    <style:style style:name="T19" style:family="text">
      <style:text-properties fo:color="#000000" officeooo:rsid="0019cd73"/>
    </style:style>
    <style:style style:name="T20" style:family="text">
      <style:text-properties officeooo:rsid="0019cd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a 1 – <text:span text:style-name="T4">LAB</text:span></text:p>
      <text:p text:style-name="P2">Aluna: Anna Gabriele Marques de Oliveira</text:p>
      <text:p text:style-name="P3"><text:line-break/><text:line-break/><text:line-break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">#tarefa1<text:line-break/>#item1<text:line-break/><text:line-break/><text:span text:style-name="T15">&lt;cd/&gt;</text:span><text:line-break/>&lt;md Avaliacao&gt;<text:line-break/>&lt;cd Avaliacao&gt;<text:line-break/>&lt;md Atividade Dados Resultados&gt;<text:line-break/>&lt;cd Atividade&gt;<text:line-break/>&lt;md Primeira Segunda&gt;</text:p>
            <text:p text:style-name="P4"><text:line-break/># Comentário: <text:span text:style-name="T3">C</text:span>om o comando md (make directory), podemos criar mais de uma pasta separando-as com espaço. fonte: <text:a xlink:type="simple" xlink:href="https://www.youtube.com/watch?v=y9Ko4R0iTMA&amp;t=177s" text:style-name="Internet_20_link" text:visited-style-name="Visited_20_Internet_20_Link"><text:span text:style-name="T1">https://www.youtube.com/watch?v=y9Ko4R0iTMA&amp;t=1</text:span></text:a></text:p>
          </table:table-cell>
        </table:table-row>
        <table:table-row>
          <table:table-cell table:style-name="Tabela2.A1" office:value-type="string">
            <text:p text:style-name="P4">#tarefa1<text:line-break/>#item2</text:p>
            <text:p text:style-name="P8"><text:line-break/>&lt;c<text:span text:style-name="T7">d/</text:span>&gt;</text:p>
            <text:p text:style-name="P8"><text:span text:style-name="T14">&lt;cd Avaliacao&gt;</text:span><text:line-break/>&lt;tree /F&gt;</text:p>
          </table:table-cell>
        </table:table-row>
      </table:table>
      <text:p text:style-name="P3"/>
      <text:p text:style-name="P3"/>
      <text:p text:style-name="P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">#tarefa2<text:line-break/>#item1<text:line-break/><text:line-break/>&lt;cd Dados&gt;<text:line-break/>&lt;copy con AnnaGabrieleMarquesDeOliveira.txt&gt;<text:line-break/>&lt;Anna Gabriele Marques de Oliveira, Ciência da computação, 20200266&gt;<text:line-break/>&lt;Ctrl+Z +ENTER&gt;</text:p>
            <text:p text:style-name="P6"/>
            <text:p text:style-name="P9">#comentário: O comando “copy con” abrirá um editor de texto, onde os dados serão escritos. Para sair desse editor de texto é necessário digitar CtrlZ+Enter.<text:line-break/>Fonte: <text:a xlink:type="simple" xlink:href="http://ptcomputador.com/Pergunta/pc-support/185086.html" text:style-name="Internet_20_link" text:visited-style-name="Visited_20_Internet_20_Link"><text:span text:style-name="T1">http://ptcomputador.com/Pergunta/pc-support/185086.html</text:span></text:a></text:p>
            <text:p text:style-name="P10"><text:span text:style-name="T15">Diretório em que me encontro antes do começo do código: \Avaliação </text:span></text:p>
          </table:table-cell>
        </table:table-row>
        <table:table-row>
          <table:table-cell table:style-name="Tabela3.A1" office:value-type="string">
            <text:p text:style-name="P14">#tarefa2<text:line-break/>#item2<text:line-break/><text:line-break/><text:span text:style-name="T3">&lt;</text:span>copy AnnaGabrieleMarquesDeOliveira.txt C:\Users\Usuario\Avaliacao\Atividade\Primeira<text:span text:style-name="T3">&gt;</text:span><text:line-break/><text:span text:style-name="T3">&lt;</text:span>cd..<text:span text:style-name="T3">&gt;</text:span><text:line-break/><text:span text:style-name="T3">&lt;</text:span>cd Atividade<text:span text:style-name="T3">&gt;</text:span><text:line-break/><text:span text:style-name="T3">&lt;</text:span>cd Primeira<text:span text:style-name="T3">&gt;</text:span><text:line-break/><text:span text:style-name="T3">&lt;</text:span>ren AnnaGabrieleMarquesDeOliveira.txt aluno.txt<text:span text:style-name="T3">&gt;</text:span></text:p>
            <text:p text:style-name="P15"><text:soft-page-break/><text:span text:style-name="T17"/></text:p>
          </table:table-cell>
        </table:table-row>
        <table:table-row>
          <table:table-cell table:style-name="Tabela3.A1" office:value-type="string">
            <text:p text:style-name="P4">#tarefa2<text:line-break/>#item3<text:line-break/><text:line-break/><text:span text:style-name="T3">&lt;t</text:span>ype aluno.txt<text:span text:style-name="T3">&gt;</text:span></text:p>
            <text:p text:style-name="P11"/>
          </table:table-cell>
        </table:table-row>
        <table:table-row>
          <table:table-cell table:style-name="Tabela3.A1" office:value-type="string">
            <text:p text:style-name="P4">#tarefa2<text:line-break/>#item4<text:line-break/><text:line-break/><text:span text:style-name="T3">&lt;</text:span>move aluno.txt C:\Users\Usuario\Avaliacao\Atividade\Segunda<text:span text:style-name="T3">&gt;</text:span></text:p>
          </table:table-cell>
        </table:table-row>
        <table:table-row>
          <table:table-cell table:style-name="Tabela3.A1" office:value-type="string">
            <text:p text:style-name="P4">#tarefa2<text:line-break/>#item5<text:line-break/><text:line-break/><text:span text:style-name="T4">&lt;</text:span>cd..<text:span text:style-name="T4">&gt;</text:span><text:line-break/><text:span text:style-name="T4">&lt;</text:span>cd..<text:span text:style-name="T4">&gt;</text:span><text:line-break/><text:span text:style-name="T4">&lt;</text:span>cd Dados<text:span text:style-name="T4">&gt;</text:span><text:line-break/><text:span text:style-name="T4">&lt;</text:span>move AnnaGabrieleMarquesDeOliveira.txt C:\Users\Usuario\Avaliacao\Atividade\Primeira<text:span text:style-name="T4">&gt;</text:span></text:p>
            <text:p text:style-name="P4"/>
            <text:p text:style-name="P12"><text:span text:style-name="T16">#comentário: Diretório em que me encontro antes do começo do código: \Atividade\Primeira . </text:span></text:p>
            <text:p text:style-name="P13">O código faz o caminho até o diretório Dados, onde se encontra o MeuNome.txt e o move para \Atividade\Primeira</text:p>
          </table:table-cell>
        </table:table-row>
        <table:table-row>
          <table:table-cell table:style-name="Tabela3.A1" office:value-type="string">
            <text:p text:style-name="P6">#tarefa2<text:line-break/>#item6<text:line-break/><text:line-break/><text:span text:style-name="T4">&lt;</text:span>cd..<text:span text:style-name="T4">&gt;</text:span><text:line-break/><text:span text:style-name="T4">&lt;</text:span>cd Atividade<text:span text:style-name="T4">&gt;</text:span><text:line-break/><text:span text:style-name="T4">&lt;</text:span>comp C:\Users\Usuario\Avaliacao\Atividade\Primeira\AnnaGabrieleMarquesDeOliveira.txt C:\Users\<text:span text:style-name="T4">&lt;</text:span>Usuario\Avaliacao\Atividade\Segunda\aluno.txt<text:span text:style-name="T4">&gt;</text:span><text:line-break/><text:span text:style-name="T4">&lt;</text:span>n<text:span text:style-name="T4">&gt;</text:span><text:line-break/><text:line-break/><text:span text:style-name="T4">#Comentários: O comando </text:span><text:span text:style-name="T9">’comp</text:span><text:span text:style-name="T12">’ </text:span><text:span text:style-name="T13">pergunta se deseja comparar mais itens, por isso o comando &lt;n&gt;.</text:span></text:p>
            <text:p text:style-name="P14"><text:span text:style-name="T4">fonte: </text:span><text:a xlink:type="simple" xlink:href="https://docs.microsoft.com/en-us/windows-server/administration/windows-commands/comp" text:style-name="Internet_20_link" text:visited-style-name="Visited_20_Internet_20_Link"><text:span text:style-name="T1">https://docs.microsoft.com/en-us/windows-server/administration/windows-commands/comp</text:span></text:a><text:span text:style-name="T2"> </text:span><text:line-break/><text:span text:style-name="T18">Diretório em que me encontro antes do começo do código: \Dados</text:span></text:p>
          </table:table-cell>
        </table:table-row>
        <table:table-row>
          <table:table-cell table:style-name="Tabela3.A1" office:value-type="string">
            <text:p text:style-name="P4">#tarefa2<text:line-break/>#item7</text:p>
            <text:p text:style-name="P6"><text:line-break/><text:span text:style-name="T4">&lt;</text:span>del /S C:\Users\Usuario\Avaliacao\Atividade\Primeira<text:span text:style-name="T4">&gt;</text:span><text:line-break/><text:span text:style-name="T4">&lt;</text:span>s<text:span text:style-name="T4">&gt;</text:span><text:line-break/><text:line-break/><text:span text:style-name="T4">#Comentários: O comando </text:span><text:span text:style-name="T9">’</text:span><text:span text:style-name="T10">del</text:span><text:span text:style-name="T12">’ </text:span><text:span text:style-name="T13">exige confirmação, por isso o comando &lt;s&gt;.</text:span></text:p>
            <text:p text:style-name="P6"><text:span text:style-name="T4">fonte: </text:span><text:a xlink:type="simple" xlink:href="https://qastack.com.br/superuser/173859/how-can-i-delete-all-filessubfolders-in-a-given-folder-via-the-command-prompt" text:style-name="Internet_20_link" text:visited-style-name="Visited_20_Internet_20_Link"><text:span text:style-name="T1">https://qastack.com.br/superuser/173859/how-can-i-delete-all-filessubfolders-in-a-given-folder-via-the-command-prompt</text:span></text:a></text:p>
            <text:p text:style-name="P12"><text:span text:style-name="T16">Diretório em que me encontro antes do começo do código: \Atividade</text:span></text:p>
          </table:table-cell>
        </table:table-row>
        <table:table-row>
          <table:table-cell table:style-name="Tabela3.A1" office:value-type="string">
            <text:p text:style-name="P4"/>
            <text:p text:style-name="P4"/>
            <text:p text:style-name="P4"/>
            <text:p text:style-name="P4"><text:soft-page-break/>#tarefa2<text:line-break/>#item8<text:line-break/><text:line-break/><text:span text:style-name="T4">&lt;</text:span>cd Segunda<text:span text:style-name="T4">&gt;</text:span><text:line-break/><text:span text:style-name="T4">&lt;</text:span>move aluno.txt C:\Users\Usuario\Avaliacao\Resultados<text:span text:style-name="T4">&gt;</text:span></text:p>
          </table:table-cell>
        </table:table-row>
      </table:table>
      <text:p text:style-name="P3"/>
      <text:p text:style-name="P3"><text:line-break/><text:line-break/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4">#Tarefa3<text:line-break/>#item1<text:line-break/><text:line-break/><text:span text:style-name="T7">&lt;</text:span>cd/<text:span text:style-name="T7">&gt;</text:span><text:line-break/><text:span text:style-name="T6">&lt;</text:span>systeminfo /FO <text:span text:style-name="T7">LIST</text:span> &gt; info.txt<text:span text:style-name="T6">&gt;</text:span><text:line-break/><text:span text:style-name="T7">&lt;</text:span>move info.txt C:\Users\Usuario\Avaliacao\Dados<text:span text:style-name="T7">&gt;</text:span></text:p>
            <text:p text:style-name="P4"/>
            <text:p text:style-name="P5">#comentários: O comando “ systeminfo /FO <text:span text:style-name="T7">LIST</text:span> &gt; info.txt” utiliza o “&gt;” para exportar o conteúdo para um arquivo de sua escolha. A formatação “&lt;&gt;” para delimitar o código no texto está em cor diferente para não haver dúvida quanto ao fechamento do código.</text:p>
          </table:table-cell>
        </table:table-row>
        <table:table-row>
          <table:table-cell table:style-name="Tabela4.A1" office:value-type="string">
            <text:p text:style-name="P4">#Tarefa3<text:line-break/>#item2<text:line-break/><text:line-break/><text:span text:style-name="T7">&lt;</text:span>cd avaliacao<text:span text:style-name="T7">&gt;</text:span><text:line-break/><text:span text:style-name="T7">&lt;</text:span>cd dados<text:span text:style-name="T7">&gt;</text:span><text:line-break/><text:span text:style-name="T7">&lt;</text:span>type info.txt<text:span text:style-name="T7">&gt;</text:span></text:p>
          </table:table-cell>
        </table:table-row>
        <table:table-row>
          <table:table-cell table:style-name="Tabela4.A1" office:value-type="string">
            <text:p text:style-name="P4">#Tarefa3<text:line-break/>#item3<text:line-break/><text:line-break/><text:span text:style-name="T7">&lt;</text:span>tasklist /FO LIST &gt; tarefa.txt<text:span text:style-name="T7">&gt;</text:span></text:p>
            <text:p text:style-name="P4"/>
          </table:table-cell>
        </table:table-row>
        <table:table-row>
          <table:table-cell table:style-name="Tabela4.A1" office:value-type="string">
            <text:p text:style-name="P4">#Tarefa3<text:line-break/>#item4<text:line-break/><text:line-break/><text:span text:style-name="T7">&lt;</text:span>type tarefa.txt<text:span text:style-name="T7">&gt;</text:span></text:p>
          </table:table-cell>
        </table:table-row>
        <table:table-row>
          <table:table-cell table:style-name="Tabela4.A1" office:value-type="string">
            <text:p text:style-name="P4">#Tarefa3<text:line-break/>#item5<text:line-break/><text:line-break/><text:span text:style-name="T7">&lt;</text:span>move tarefa.txt C:\Users\Usuario\Avaliacao\Atividade\Primeira<text:span text:style-name="T7">&gt;</text:span></text:p>
          </table:table-cell>
        </table:table-row>
        <table:table-row>
          <table:table-cell table:style-name="Tabela4.A1" office:value-type="string">
            <text:p text:style-name="P4">#Tarefa3<text:line-break/>#item6<text:line-break/><text:line-break/><text:span text:style-name="T4">&lt;</text:span>cd..<text:span text:style-name="T4">&gt;</text:span><text:line-break/><text:span text:style-name="T4">&lt;</text:span>cd atividade<text:span text:style-name="T4">&gt;</text:span><text:line-break/><text:span text:style-name="T4">&lt;</text:span>cd primeira<text:span text:style-name="T4">&gt;</text:span><text:line-break/><text:span text:style-name="T5">&lt;</text:span>type tarefa.txt | find "Services" &gt; services.txt<text:span text:style-name="T5">&gt;</text:span><text:line-break/><text:span text:style-name="T4">&lt;</text:span>move services.txt C:\Users\Usuario\Avaliacao\Atividade\Segunda<text:span text:style-name="T4">&gt;</text:span></text:p>
            <text:p text:style-name="P18"><text:soft-page-break/>#Comentário: <text:span text:style-name="T18">Diretório em que me encontro antes do começo do código: </text:span><text:span text:style-name="T17">\Dados</text:span></text:p>
            <text:p text:style-name="P18"><text:span text:style-name="T17"/></text:p>
          </table:table-cell>
        </table:table-row>
        <table:table-row>
          <table:table-cell table:style-name="Tabela4.A1" office:value-type="string">
            <text:p text:style-name="P19">#Tarefa3<text:line-break/>#item7<text:line-break/><text:line-break/><text:span text:style-name="T5">&lt;</text:span>type tarefa.txt | find "Console" &gt; console.txt<text:span text:style-name="T5">&gt;</text:span><text:line-break/><text:span text:style-name="T4">&lt;</text:span>move services.txt C:\Users\Usuario\Avaliacao\Atividade\Segunda<text:span text:style-name="T4">&gt;</text:span></text:p>
            <text:p text:style-name="P19"><text:line-break/><text:span text:style-name="T18">#</text:span><text:span text:style-name="T19">C</text:span><text:span text:style-name="T18">omentário: Diretório em que me encontro antes do começo do código: </text:span><text:span text:style-name="T19">\Atividade\Primeira</text:span></text:p>
          </table:table-cell>
        </table:table-row>
        <table:table-row>
          <table:table-cell table:style-name="Tabela4.A1" office:value-type="string">
            <text:p text:style-name="P4">#Tarefa3<text:line-break/>#item8<text:line-break/><text:line-break/><text:span text:style-name="T4">&lt;</text:span>for %i in (dir /s C:\Users\Usuario\Avaliacao\Dados\*txt) do move %i C:\Users\Usuario\Avaliacao\Resultados<text:span text:style-name="T4">&gt;</text:span><text:line-break/></text:p>
            <text:p text:style-name="P19"><text:line-break/><text:span text:style-name="T4">&lt;</text:span>for %i in (dir /s C:\Users\Usuario\Avaliacao\Atividade\Primeira\*txt) do move %i C:\Users\Usuario\Avaliacao\Resultados<text:span text:style-name="T4">&gt;</text:span><text:line-break/><text:line-break/><text:span text:style-name="T4">&lt;</text:span>for %i in (dir /s C:\Users\Usuario\Avaliacao\Atividade\Segunda\*txt) do move %i C:\Users\Usuario\Avaliacao\Resultados<text:span text:style-name="T4">&gt;</text:span><text:line-break/><text:line-break/>#comentários: <text:span text:style-name="T20">utilizando o código ‘for %i in (dir /s C:\x) do move C:\y’ nós conseguimos mover todos os arquivos da pasta Dados com a extensão .txt</text:span></text:p>
            <text:p text:style-name="P19">fonte: <text:a xlink:type="simple" xlink:href="https://answers.microsoft.com/pt-br/windows/forum/windows_10-other_settings-winpc/mover-todos-arquivos-contidos-em-pastas-e/a348fef0-6403-4d71-aae8-f1d9c8790297" text:style-name="Internet_20_link" text:visited-style-name="Visited_20_Internet_20_Link"><text:span text:style-name="T1">https://answers.microsoft.com/pt-br/windows/forum/windows_10-other_settings-winpc/mover-todos-arquivos-contidos-em-pastas-e/a348fef0-6403-4d71-aae8-f1d9c8790297</text:span></text:a><text:line-break/><text:span text:style-name="T18">Diretório em que me encontro antes do começo do código: </text:span><text:span text:style-name="T19">\Atividade\Primeira</text:span></text:p>
          </table:table-cell>
        </table:table-row>
      </table:table>
      <text:p text:style-name="P4"><text:line-break/><text:line-break/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">#Tarefa4<text:line-break/><text:line-break/><text:span text:style-name="T4">&lt;</text:span>cd/<text:span text:style-name="T4">&gt;</text:span><text:line-break/><text:span text:style-name="T4">&lt;</text:span>rd /s Avaliacao<text:span text:style-name="T4">&gt;</text:span><text:line-break/><text:span text:style-name="T4">&lt;</text:span>s<text:span text:style-name="T4">&gt;</text:span></text:p>
            <text:p text:style-name="P4"/>
            <text:p text:style-name="P7">Comentários: <text:span text:style-name="T4">O comando </text:span><text:span text:style-name="T9">’</text:span><text:span text:style-name="T8">remove directory</text:span><text:span text:style-name="T12">’ </text:span><text:span text:style-name="T11">exige confirmação, por isso o comando &lt;s&gt;.</text:span></text:p>
          </table:table-cell>
        </table:table-row>
      </table:table>
      <text:p text:style-name="P4"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8T12:18:06.374507773</meta:creation-date>
    <dc:date>2021-04-19T15:25:23.855951925</dc:date>
    <meta:editing-duration>PT17M38S</meta:editing-duration>
    <meta:editing-cycles>7</meta:editing-cycles>
    <meta:generator>LibreOffice/6.0.7.3$Linux_X86_64 LibreOffice_project/00m0$Build-3</meta:generator>
    <meta:document-statistic meta:table-count="4" meta:image-count="0" meta:object-count="0" meta:page-count="4" meta:paragraph-count="42" meta:word-count="465" meta:character-count="4247" meta:non-whitespace-character-count="3774"/>
  </office:meta>
</office:document-meta>
</file>